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70000017446AF27B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8cm" svg:height="20cm" svg:x="0.8cm" svg:y="0.6cm">
          <draw:image xlink:href="Pictures/10000000000002070000017446AF27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02T18:01:44</meta:creation-date>
    <dc:date>2013-02-02T18:03:08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